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8">
      <style:text-properties style:font-name="DejaVu Sans Condensed" fo:font-size="12pt" officeooo:rsid="00148c7a" officeooo:paragraph-rsid="002374d9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paragraph-rsid="002374d9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paragraph-rsid="002374d9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2374d9" officeooo:paragraph-rsid="002374d9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rsid="002374d9" officeooo:paragraph-rsid="002374d9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71fb8" style:font-size-asian="12pt" style:font-weight-asian="bold" style:font-size-complex="12pt" style:font-weight-complex="bold"/>
    </style:style>
    <style:style style:name="P21" style:family="paragraph" style:parent-style-name="Standard" style:list-style-name="L2">
      <style:text-properties officeooo:paragraph-rsid="00116df3"/>
    </style:style>
    <style:style style:name="P22" style:family="paragraph" style:parent-style-name="Standard" style:list-style-name="L7">
      <style:text-properties officeooo:paragraph-rsid="00208b64"/>
    </style:style>
    <style:style style:name="P23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374d9" style:text-blinking="false" fo:background-color="transparent" style:font-size-asian="12pt" style:font-size-complex="12pt"/>
    </style:style>
    <style:style style:name="P24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25" style:family="paragraph" style:parent-style-name="Standard" style:list-style-name="L8">
      <style:text-properties officeooo:paragraph-rsid="002374d9"/>
    </style:style>
    <style:style style:name="P26" style:family="paragraph" style:parent-style-name="Standard" style:list-style-name="L10">
      <style:text-properties officeooo:paragraph-rsid="00208b64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71fb8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71fb8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8b6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374d9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374d9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148c7a" style:text-blinking="false" fo:background-color="transparent" loext:char-shading-value="0" style:font-size-asian="12pt" style:font-size-complex="12pt"/>
    </style:style>
    <style:style style:name="T14" style:family="text">
      <style:text-properties officeooo:rsid="00208b64"/>
    </style:style>
    <style:style style:name="T15" style:family="text">
      <style:text-properties fo:font-weight="bold" officeooo:rsid="00148c7a" style:font-weight-asian="bold" style:font-weight-complex="bold"/>
    </style:style>
    <style:style style:name="T16" style:family="text">
      <style:text-properties fo:font-weight="bold" officeooo:rsid="00208b64" style:font-weight-asian="bold" style:font-weight-complex="bold"/>
    </style:style>
    <style:style style:name="T17" style:family="text">
      <style:text-properties officeooo:rsid="002374d9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9c0cd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374d9" style:font-size-asian="12pt" style:font-size-complex="12pt"/>
    </style:style>
    <style:style style:name="T22" style:family="text">
      <style:text-properties style:font-name="DejaVu Sans Condensed" fo:font-size="12pt" officeooo:rsid="00208b64" style:font-size-asian="12pt" style:font-size-complex="12pt"/>
    </style:style>
    <style:style style:name="T23" style:family="text">
      <style:text-properties style:font-name="DejaVu Sans Condensed" fo:font-size="12pt" officeooo:rsid="0025d037" style:font-size-asian="12pt" style:font-size-complex="12pt"/>
    </style:style>
    <style:style style:name="T24" style:family="text">
      <style:text-properties officeooo:rsid="00240d34"/>
    </style:style>
    <style:style style:name="T25" style:family="text">
      <style:text-properties officeooo:rsid="00255529"/>
    </style:style>
    <style:style style:name="T26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26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B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0"><text:span text:style-name="T24">1</text:span><text:span text:style-name="T25">0</text:span><text:span text:style-name="T6">3</text:span><text:span text:style-name="T5"> - </text:span><text:span text:style-name="T24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6">Turn: --</text:p>
        </text:list-item>
      </text:list>
      <text:p text:style-name="P1">Flaps lever</text:p>
      <text:list text:style-name="L2">
        <text:list-item>
          <text:p text:style-name="P21"><text:span text:style-name="T19">Axis</text:span><text:span text:style-name="T20">: </text:span><text:span text:style-name="T23">--</text:span></text:p>
        </text:list-item>
      </text:list>
      <text:p text:style-name="P1">T1 switch</text:p>
      <text:list text:style-name="L3">
        <text:list-item>
          <text:p text:style-name="P7">F: --</text:p>
        </text:list-item>
      </text:list>
      <text:p text:style-name="P1">T2 switch</text:p>
      <text:list text:style-name="L4">
        <text:list-item>
          <text:p text:style-name="P8">F: --</text:p>
        </text:list-item>
      </text:list>
      <text:p text:style-name="P1">T3 switch</text:p>
      <text:list text:style-name="L5">
        <text:list-item>
          <text:p text:style-name="P10">F: --</text:p>
        </text:list-item>
      </text:list>
      <text:p text:style-name="P1">T4 switch</text:p>
      <text:list text:style-name="L6">
        <text:list-item>
          <text:p text:style-name="P11">F: --</text:p>
        </text:list-item>
      </text:list>
      <text:p text:style-name="P3"><text:span text:style-name="T15">Lighted Buttons -- </text:span><text:span text:style-name="T16">Master Arm and Weapon selection</text:span></text:p>
      <text:list text:style-name="L7">
        <text:list-item>
          <text:p text:style-name="P22"><text:span text:style-name="T19">B1</text:span><text:span text:style-name="T20">: </text:span><text:span text:style-name="T12">Armament selector up (selects rockets)</text:span></text:p>
        </text:list-item>
        <text:list-item>
          <text:p text:style-name="P14"><text:span text:style-name="T8">B4: </text:span><text:bookmark text:name="docs-internal-guid-a5972556-7fff-fa51-1b13-2474615e8ccb"/><text:span text:style-name="T9">Armament selector down (selects miniguns)</text:span></text:p>
        </text:list-item>
        <text:list-item>
          <text:p text:style-name="P23">B2: Master Arm ON</text:p>
        </text:list-item>
        <text:list-item>
          <text:p text:style-name="P24">B5: <text:span text:style-name="T17">Master Arm OFF</text:span></text:p>
        </text:list-item>
        <text:list-item>
          <text:p text:style-name="P22"><text:span text:style-name="T11">B3: </text:span><text:span text:style-name="T12">Rocket pair increase (starts at 0, must be at least 1 to fire any rockets)</text:span></text:p>
        </text:list-item>
        <text:list-item>
          <text:p text:style-name="P22"><text:span text:style-name="T11">B6: </text:span><text:span text:style-name="T12">Rocket pair decrease</text:span></text:p>
        </text:list-item>
      </text:list>
      <text:p text:style-name="P1">T5 switch</text:p>
      <text:list text:style-name="L8">
        <text:list-item>
          <text:p text:style-name="P25"><text:span text:style-name="T20">U: </text:span><text:span text:style-name="T21">Copilot</text:span><text:span text:style-name="T20"> ROE </text:span><text:span text:style-name="T11">(Safe/Return Fire/Fire at Will</text:span><text:span text:style-name="T13">) </text:span><text:span text:style-name="T20">(copilot can aim and shoot the forward-firing miniguns)</text:span></text:p>
        </text:list-item>
        <text:list-item>
          <text:p text:style-name="P15"><text:span text:style-name="T2">D: </text:span><text:span text:style-name="T17">Copilot</text:span><text:span text:style-name="T2"> Burst Switch </text:span><text:span text:style-name="T14">(Long/Short)</text:span></text:p>
        </text:list-item>
        <text:list-item>
          <text:p text:style-name="P9">S-U: AI Panel Show/Hide (this puts some text on the screen showing the current AI gunner orders, it's showing by default)</text:p>
        </text:list-item>
        <text:list-item>
          <text:p text:style-name="P9">S-D: AutoPilot (toggle) (don't be fooled, this isn't a real autopilot, it's only a simple attitude or orbit hold for when you're manning the copilot or gunner stations)</text:p>
        </text:list-item>
      </text:list>
      <text:p text:style-name="P3"><text:span text:style-name="T15">T6 switch -- </text:span><text:span text:style-name="T16">Left door gunner control</text:span></text:p>
      <text:list text:style-name="L9">
        <text:list-item>
          <text:p text:style-name="P16"><text:span text:style-name="T2">U:</text:span><text:bookmark text:name="docs-internal-guid-5c1c3bc9-7fff-d0bf-0d8d-375cd9dc0784"/><text:span text:style-name="T2"> </text:span><text:span text:style-name="T7">AI </text:span><text:span text:style-name="T9">Left </text:span><text:span text:style-name="T7">Gunner ROE </text:span><text:span text:style-name="T8">(Safe/Return Fire/Fire at Will</text:span><text:span text:style-name="T7">)</text:span> </text:p>
        </text:list-item>
        <text:list-item>
          <text:p text:style-name="P16"><text:span text:style-name="T2">D: </text:span><text:bookmark text:name="docs-internal-guid-f1f031f3-7fff-0854-2509-a91975f6fdeb"/><text:span text:style-name="T7">AI </text:span><text:span text:style-name="T9">Left </text:span><text:span text:style-name="T7">Gunner Burst Switch</text:span> <text:span text:style-name="T14">(Long/Short)</text:span></text:p>
        </text:list-item>
        <text:list-item>
          <text:p text:style-name="P17">S-U: Open/Close left fuselage door</text:p>
        </text:list-item>
      </text:list>
      <text:p text:style-name="P1">T7 switch -- <text:span text:style-name="T14">Right door gunner control</text:span></text:p>
      <text:list text:style-name="L10">
        <text:list-item>
          <text:p text:style-name="P26"><text:span text:style-name="T11">U: </text:span><text:span text:style-name="T10">AI </text:span><text:span text:style-name="T12">Right</text:span><text:span text:style-name="T10"> Gunner ROE </text:span><text:span text:style-name="T11">(Safe/Return Fire/Fire at Will</text:span><text:span text:style-name="T10">)</text:span><text:span text:style-name="T18"> </text:span></text:p>
        </text:list-item>
        <text:list-item>
          <text:p text:style-name="P26"><text:span text:style-name="T20">D: </text:span><text:bookmark text:name="docs-internal-guid-f1f031f3-7fff-0854-2509-a91975f6fdeb1"/><text:span text:style-name="T13">AI </text:span><text:span text:style-name="T12">Right</text:span><text:span text:style-name="T11"> </text:span><text:span text:style-name="T13">Gunner Burst Switch</text:span><text:span text:style-name="T20"> </text:span><text:span text:style-name="T22">(Long/Short)</text:span></text:p>
        </text:list-item>
        <text:list-item>
          <text:p text:style-name="P18">S-U: Open/Close right fuselage door</text:p>
        </text:list-item>
      </text:list>
      <text:p text:style-name="P1">E1 dial -- <text:span text:style-name="T1">Kneeboard</text:span></text:p>
      <text:list text:style-name="L11">
        <text:list-item>
          <text:p text:style-name="P12">P: Kneeboard toggle</text:p>
        </text:list-item>
        <text:list-item>
          <text:p text:style-name="P19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text:style-name="L12">
        <text:list-item>
          <text:p text:style-name="P13">P: Toggle NVGs on/off</text:p>
        </text:list-item>
        <text:list-item>
          <text:p text:style-name="P13"><text:span text:style-name="T4">L/R</text:span>: NVG gain up/down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5:50.653000000</dc:date>
    <meta:editing-duration>PT3H22M44S</meta:editing-duration>
    <meta:editing-cycles>23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7" meta:word-count="280" meta:character-count="1466" meta:non-whitespace-character-count="1255"/>
  </office:meta>
</office:document-meta>
</file>